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8.69mm" svg:height="119.27mm" svg:x="136.57mm" svg:y="1.59mm">
            <loext:p draw:notify-on-update-of-ranges="Sheet1.C8:Sheet1.C8 Sheet1.C9:Sheet1.C14 Sheet1.D8:Sheet1.D8 Sheet1.D9:Sheet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45867" calcext:value-type="float">
            <text:p>45867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361918" calcext:value-type="float">
            <text:p>361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8:40:49.420301457</meta:creation-date>
    <dc:date>2017-01-02T19:05:42.316043774</dc:date>
    <meta:editing-duration>PT3M26S</meta:editing-duration>
    <meta:editing-cycles>1</meta:editing-cycles>
    <meta:document-statistic meta:table-count="1" meta:cell-count="14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7cm" svg:height="11.928cm" xlink:href=".." xlink:type="simple" chart:class="chart:line" chart:style-name="ch1">
        <chart:legend chart:legend-position="end" svg:x="15.917cm" svg:y="5.665cm" style:legend-expansion="high" chart:style-name="ch2"/>
        <chart:plot-area chart:style-name="ch3" table:cell-range-address="Sheet1.C8:Sheet1.D14" chart:data-source-has-labels="both" svg:x="0.856cm" svg:y="-0.052cm" svg:width="15.199cm" svg:height="11.261cm">
          <chartooo:coordinate-region svg:x="2.218cm" svg:y="0.148cm" svg:width="13.188cm" svg:height="10.414cm"/>
          <chart:axis chart:dimension="x" chart:name="primary-x" chart:style-name="ch4" chartooo:axis-type="auto">
            <chartooo:date-scale/>
            <chart:title svg:x="7.472cm" svg:y="11.368cm" chart:style-name="ch5">
              <text:p>Input size (n)</text:p>
            </chart:title>
            <chart:categories table:cell-range-address="Sheet1.C9:Sheet1.C14"/>
          </chart:axis>
          <chart:axis chart:dimension="y" chart:name="primary-y" chart:style-name="ch4">
            <chart:title svg:x="0cm" svg:y="6.998cm" chart:style-name="ch6">
              <text:p>CPU runtime ( μ s )</text:p>
            </chart:title>
            <chart:grid chart:style-name="ch7" chart:class="major"/>
          </chart:axis>
          <chart:series chart:style-name="ch8" chart:values-cell-range-address="Sheet1.D9:Sheet1.D14" chart:label-cell-address="Sheet1.D8:Sheet1.D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n)</text:p>
                <draw:g>
                  <svg:desc>Sheet1.D8:Sheet1.D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9:Sheet1.C14</svg:desc>
                </draw:g>
              </table:table-cell>
              <table:table-cell office:value-type="float" office:value="5">
                <text:p>5</text:p>
                <draw:g>
                  <svg:desc>Sheet1.D9:Sheet1.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5867">
                <text:p>458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61918">
                <text:p>361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